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3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6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7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951cm" draw:z-index="0"><draw:image xlink:href="../../odt/images/0070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Линейное с зоной нечувствительности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7">C-</text:span>код <text:span text:style-name="T7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85cm" svg:height="1.27cm" draw:z-index="0"><draw:image xlink:href="../../odt/images/0070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1">Блок </text:span><text:span text:style-name="T3">реализует преобразование вектора входных сигналов посредством единой нелинейной статической характеристики типа "линейная с зоной нечувствительности" по следующему алгоритму: </text:span></text:p>
            <text:p text:style-name="P4"><draw:frame draw:style-name="fr2" draw:name="graphics1" text:anchor-type="as-char" svg:width="2.538cm" svg:height="2.223cm" draw:z-index="0"><draw:image xlink:href="../../odt/images/0070_static.png" xlink:type="simple" xlink:show="embed" xlink:actuate="onLoad"/></draw:frame></text:p>
            <text:p text:style-name="P4"><draw:frame draw:style-name="fr3" draw:name="Объект1" text:anchor-type="as-char" svg:width="7.294cm" svg:height="1.916cm" draw:z-index="0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Text_20_body"><text:span text:style-name="T3">где</text:span><text:span text:style-name="T3"><draw:frame draw:style-name="fr3" draw:name="Объект2" text:anchor-type="as-char" svg:width="1.064cm" svg:height="0.564cm" draw:z-index="0"><draw:object xlink:href="./Object 3" xlink:type="simple" xlink:show="embed" xlink:actuate="onLoad"/><draw:image xlink:href="./ObjectReplacements/Object 3" xlink:type="simple" xlink:show="embed" xlink:actuate="onLoad"/></draw:frame></text:span><text:span text:style-name="T3">– вектор входных сигналов,</text:span><text:span text:style-name="T3"><draw:frame draw:style-name="fr3" draw:name="Объект3" text:anchor-type="as-char" svg:width="1.087cm" svg:height="0.564cm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3">– вектор </text:span><text:span text:style-name="T4">выходных</text:span><text:span text:style-name="T3"> сигналов,</text:span><text:span text:style-name="T3"><draw:frame draw:style-name="fr3" draw:name="Объект4" text:anchor-type="as-char" svg:width="0.485cm" svg:height="0.54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– коэффициент усиления.</text:span></text:p>
            <text:p text:style-name="Text_20_body"><text:span text:style-name="T6">Свойства</text:span>:</text:p>
            <text:list xml:id="list3567481676343383257" text:style-name="L1">
              <text:list-item>
                <text:p text:style-name="P5"><text:span text:style-name="T3">Нижняя граница аргумента – </text:span><text:span text:style-name="T4">параметр</text:span><text:span text:style-name="T3"><draw:frame draw:style-name="fr3" draw:name="Объект5" text:anchor-type="as-char" svg:width="0.482cm" svg:height="0.549cm" draw:z-index="0"><draw:object xlink:href="./Object 5" xlink:type="simple" xlink:show="embed" xlink:actuate="onLoad"/><draw:image xlink:href="./ObjectReplacements/Object 5" xlink:type="simple" xlink:show="embed" xlink:actuate="onLoad"/></draw:frame></text:span><text:span text:style-name="T3">.</text:span></text:p>
              </text:list-item>
              <text:list-item>
                <text:p text:style-name="P5"><text:span text:style-name="T3">Верхняя граница аргумента – параметр</text:span><text:span text:style-name="T3"><draw:frame draw:style-name="fr3" draw:name="Объект6" text:anchor-type="as-char" svg:width="0.46cm" svg:height="0.549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3">.</text:span></text:p>
              </text:list-item>
              <text:list-item>
                <text:p text:style-name="P5"><text:span text:style-name="T3">Коэффициент усиления – параметр</text:span><text:span text:style-name="T3"><draw:frame draw:style-name="fr3" draw:name="Объект7" text:anchor-type="as-char" svg:width="0.485cm" svg:height="0.549cm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3">.</text:span></text:p>
              </text:list-item>
            </text:list>
            <text:p text:style-name="Text_20_body"><text:span text:style-name="T2">Примечание:</text:span><text:span text:style-name="T3"> для реализации векторной обработки преобразуемые сигналы должны быть «сжаты» в векторный входной сигнал посредством типового блока </text:span><text:span text:style-name="T5">Мультиплексор</text:span><text:span text:style-name="T3">.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инейное с зоной нечувствительности</dc:title>
    <dc:date>2012-03-30T15:52:41.65</dc:date>
    <meta:generator>OpenOffice_Beta/4.1.0$Win32 OpenOffice.org_project/410m14$Build-9760</meta:generator>
    <meta:editing-duration>PT2H11M6S</meta:editing-duration>
    <meta:editing-cycles>62</meta:editing-cycles>
    <meta:document-statistic meta:table-count="1" meta:image-count="3" meta:object-count="7" meta:page-count="1" meta:paragraph-count="15" meta:word-count="83" meta:character-count="619"/>
  </office:meta>
</office:document-meta>
</file>

<file path=Object 1/content.xml><?xml version="1.0" encoding="utf-8"?>
<math xmlns="http://www.w3.org/1998/Math/MathML">
  <semantics>
    <mrow>
      <mi>k</mi>
    </mrow>
    <annotation encoding="StarMath 5.0">k</annotation>
  </semantics>
</math>
</file>

<file path=Object 2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i>k</mi>
                      <mo stretchy="false">⋅</mo>
                      <mrow>
                        <mo stretchy="false">(</mo>
                        <mrow>
                          <mi>x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i>a</mi>
                          </mrow>
                        </mrow>
                        <mo stretchy="false">)</mo>
                      </mrow>
                    </mrow>
                    <mi>,</mi>
                    <mi/>
                    <mi mathvariant="italic">есл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i>a</mi>
                    </mrow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row>
                      <mi>a</mi>
                      <mo stretchy="false">≤</mo>
                      <mi>x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i>b</mi>
                    </mrow>
                  </mrow>
                </mtd>
              </mtr>
              <mtr>
                <mtd>
                  <mrow>
                    <mrow>
                      <mi>k</mi>
                      <mo stretchy="false">⋅</mo>
                      <mrow>
                        <mo stretchy="false">(</mo>
                        <mrow>
                          <mi>x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i>b</mi>
                          </mrow>
                        </mrow>
                        <mo stretchy="false">)</mo>
                      </mrow>
                    </mrow>
                    <mi>,</mi>
                    <mi/>
                    <mi mathvariant="italic">есл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i>b</mi>
                    </mrow>
                  </mrow>
                </mtd>
              </mtr>
            </mtable>
          </mrow>
        </mrow>
      </mrow>
    </mrow>
    <annotation encoding="StarMath 5.0">y(t) = left lbrace stack{
alignl k cdot (x(t)-a), ~ если ~ x(t) &lt; a #
alignl 0, ~ если ~ a &lt;= x(t) &lt;= b #
alignl k cdot (x(t)-b), ~ если ~ x(t) &gt; b}  right none
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4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5/content.xml><?xml version="1.0" encoding="utf-8"?>
<math xmlns="http://www.w3.org/1998/Math/MathML">
  <semantics>
    <mrow>
      <mi>a</mi>
    </mrow>
    <annotation encoding="StarMath 5.0">a</annotation>
  </semantics>
</math>
</file>

<file path=Object 6/content.xml><?xml version="1.0" encoding="utf-8"?>
<math xmlns="http://www.w3.org/1998/Math/MathML">
  <semantics>
    <mrow>
      <mi>b</mi>
    </mrow>
    <annotation encoding="StarMath 5.0">b</annotation>
  </semantics>
</math>
</file>

<file path=Object 7/content.xml><?xml version="1.0" encoding="utf-8"?>
<math xmlns="http://www.w3.org/1998/Math/MathML">
  <semantics>
    <mrow>
      <mi>k</mi>
    </mrow>
    <annotation encoding="StarMath 5.0">k</annotation>
  </semantics>
</math>
</file>